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8ab9"/>
    </style:style>
    <style:style style:name="P2" style:family="paragraph" style:parent-style-name="Standard">
      <style:text-properties officeooo:paragraph-rsid="0011c8c7"/>
    </style:style>
    <style:style style:name="P3" style:family="paragraph" style:parent-style-name="Standard">
      <style:text-properties officeooo:rsid="000d9f85" officeooo:paragraph-rsid="000d9f85"/>
    </style:style>
    <style:style style:name="P4" style:family="paragraph" style:parent-style-name="Standard">
      <style:text-properties officeooo:rsid="000d9f85" officeooo:paragraph-rsid="000f8ab9"/>
    </style:style>
    <style:style style:name="P5" style:family="paragraph" style:parent-style-name="Standard">
      <style:text-properties officeooo:rsid="000d9f85" officeooo:paragraph-rsid="0017a20d"/>
    </style:style>
    <style:style style:name="P6" style:family="paragraph" style:parent-style-name="Standard">
      <style:text-properties officeooo:rsid="0011c8c7" officeooo:paragraph-rsid="0011c8c7"/>
    </style:style>
    <style:style style:name="P7" style:family="paragraph" style:parent-style-name="Standard">
      <style:text-properties officeooo:rsid="000f8ab9" officeooo:paragraph-rsid="000f8ab9"/>
    </style:style>
    <style:style style:name="P8" style:family="paragraph" style:parent-style-name="Standard">
      <style:text-properties officeooo:rsid="0010caeb" officeooo:paragraph-rsid="000f8ab9"/>
    </style:style>
    <style:style style:name="P9" style:family="paragraph" style:parent-style-name="Standard">
      <style:text-properties officeooo:rsid="0010caeb" officeooo:paragraph-rsid="0010caeb"/>
    </style:style>
    <style:style style:name="P10" style:family="paragraph" style:parent-style-name="Standard">
      <style:text-properties officeooo:rsid="0012aa84" officeooo:paragraph-rsid="0011c8c7"/>
    </style:style>
    <style:style style:name="P11" style:family="paragraph" style:parent-style-name="Standard">
      <style:text-properties officeooo:rsid="0014cc36" officeooo:paragraph-rsid="0011c8c7"/>
    </style:style>
    <style:style style:name="P12" style:family="paragraph" style:parent-style-name="Standard">
      <style:text-properties officeooo:rsid="0014cc36" officeooo:paragraph-rsid="0014cc36"/>
    </style:style>
    <style:style style:name="P13" style:family="paragraph" style:parent-style-name="Standard">
      <style:text-properties officeooo:rsid="0011d1bd" officeooo:paragraph-rsid="0011c8c7"/>
    </style:style>
    <style:style style:name="T1" style:family="text">
      <style:text-properties officeooo:rsid="000f8ab9"/>
    </style:style>
    <style:style style:name="T2" style:family="text">
      <style:text-properties officeooo:rsid="0010caeb"/>
    </style:style>
    <style:style style:name="T3" style:family="text">
      <style:text-properties officeooo:rsid="0011c8c7"/>
    </style:style>
    <style:style style:name="T4" style:family="text">
      <style:text-properties officeooo:rsid="0011d1bd"/>
    </style:style>
    <style:style style:name="T5" style:family="text">
      <style:text-properties officeooo:rsid="0012aa84"/>
    </style:style>
    <style:style style:name="T6" style:family="text">
      <style:text-properties officeooo:rsid="0015a08f"/>
    </style:style>
    <style:style style:name="T7" style:family="text">
      <style:text-properties officeooo:rsid="0017a20d"/>
    </style:style>
    <style:style style:name="T8" style:family="text">
      <style:text-properties officeooo:rsid="0018a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fourmis cannibales s'entretuent.</text:p>
      <text:p text:style-name="P3">On fait le squelette de la fenetre total (idk faire cadre délai et espaces entre les boutons) ;</text:p>
      <text:p text:style-name="P3">Le bouton configurer appelle une nouvelle fenetre pour configuer</text:p>
      <text:p text:style-name="P3">Un pixel = 10*10 (le layout doit s'en occuper, donc de coté).</text:p>
      <text:p text:style-name="P3">On fait une interface fourmi </text:p>
      <text:p text:style-name="P3">INTERFACE FOURMI{</text:p>
      <text:p text:style-name="P6">Varibal de classe : int num ; (type de la classe)// <text:span text:style-name="T8">seulement cannibal</text:span></text:p>
      <text:p text:style-name="P3">int direction ;</text:p>
      <text:p text:style-name="P3">position pos ;</text:p>
      <text:p text:style-name="P3">boolean mort ;</text:p>
      <text:p text:style-name="P5"><text:span text:style-name="T7">int type ;</text:span></text:p>
      <text:p text:style-name="P4">int couleur ;</text:p>
      <text:p text:style-name="P7">}</text:p>
      <text:p text:style-name="P7">METHODE</text:p>
      <text:p text:style-name="P7">ActionDepart(grille g)</text:p>
      <text:p text:style-name="P1"><text:span text:style-name="T1"><text:tab/></text:span><text:span text:style-name="T2">if(couleur==blanche)</text:span></text:p>
      <text:p text:style-name="P8"><text:tab/><text:tab/>g(pos)=noir</text:p>
      <text:p text:style-name="P8"><text:tab/><text:tab/>direction++ ;</text:p>
      <text:p text:style-name="P8"><text:tab/><text:tab/>if(direction&gt;3) direction <text:span text:style-name="T6">-=4</text:span> ;</text:p>
      <text:p text:style-name="P8"><text:tab/>else if (coulleur==noir)</text:p>
      <text:p text:style-name="P9"><text:tab/><text:tab/>g(pos)=blanche</text:p>
      <text:p text:style-name="P9"><text:tab/><text:tab/>direction-- ;</text:p>
      <text:p text:style-name="P9"><text:tab/><text:tab/>if(direction&lt;0) direction <text:span text:style-name="T6">+=4</text:span>;</text:p>
      <text:p text:style-name="P6">Deplacement (grille g)</text:p>
      <text:p text:style-name="P6"><text:tab/>avancer vers direction.</text:p>
      <text:p text:style-name="P6"><text:tab/>Si sorti de grille, alors Mort=1 ;</text:p>
      <text:p text:style-name="P6"/>
      <text:p text:style-name="P6">ActionArrive (ListF)</text:p>
      <text:p text:style-name="P6"><text:tab/>While(Listf!=NULL)</text:p>
      <text:p text:style-name="P2"><text:span text:style-name="T3"><text:tab/><text:tab/>if(Listf.fourmi.getpos()==pos &amp;&amp; </text:span><text:span text:style-name="T4">canniNumi !=this.numCanni</text:span><text:span text:style-name="T5">)</text:span></text:p>
      <text:p text:style-name="P10"><text:tab/><text:tab/><text:tab/>Mort=1 ;</text:p>
      <text:p text:style-name="P11"><text:tab/>this.couleur=grille(pos) ;</text:p>
      <text:p text:style-name="P11"/>
      <text:p text:style-name="P12">ACTION DE BOUCLE</text:p>
      <text:p text:style-name="P12">Boucle (tout) Action depart() ;</text:p>
      <text:p text:style-name="P12">Boucle(tout) déplacement</text:p>
      <text:p text:style-name="P12">Boucle(tout) ActionArrive() ;</text:p>
      <text:p text:style-name="P12">Boucle(tout) if Mort=1 ; free(fourmi) ;</text:p>
      <text:p text:style-name="P13"><text:tab/><text:tab/><text:tab/></text:p>
      <text:p text:style-name="P9"/>
      <text:p text:style-name="P8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5:22:32</meta:creation-date>
    <dc:date>2014-04-09T16:17:50</dc:date>
    <meta:editing-duration>PT39M47S</meta:editing-duration>
    <meta:editing-cycles>12</meta:editing-cycles>
    <meta:generator>LibreOffice/4.0.2.2$Linux_x86 LibreOffice_project/400m0$Build-2</meta:generator>
    <meta:document-statistic meta:table-count="0" meta:image-count="0" meta:object-count="0" meta:page-count="1" meta:paragraph-count="38" meta:word-count="142" meta:character-count="1000" meta:non-whitespace-character-count="866"/>
  </office:meta>
</office:document-meta>
</file>